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21e7" officeooo:paragraph-rsid="000a21e7" style:font-size-asian="15pt" style:font-size-complex="15pt"/>
    </style:style>
    <style:style style:name="P2" style:family="paragraph" style:parent-style-name="Standard">
      <style:text-properties fo:font-size="15pt" officeooo:rsid="000b64a2" officeooo:paragraph-rsid="000b64a2" style:font-size-asian="15pt" style:font-size-complex="15pt"/>
    </style:style>
    <style:style style:name="P3" style:family="paragraph" style:parent-style-name="Standard">
      <style:text-properties fo:font-size="15pt" fo:font-weight="bold" officeooo:rsid="000a21e7" officeooo:paragraph-rsid="000a21e7" style:font-size-asian="15pt" style:font-weight-asian="bold" style:font-size-complex="15pt" style:font-weight-complex="bold"/>
    </style:style>
    <style:style style:name="T1" style:family="text">
      <style:text-properties officeooo:rsid="000b6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IVIDADES AVALIATIVAS</text:p>
      <text:p text:style-name="P1"/>
      <text:p text:style-name="P1">1- Quem foi Tarsila do Amaral? Quais são suas principais obras? 5</text:p>
      <text:p text:style-name="P1"/>
      <text:p text:style-name="P1">2- Quem foi Candido Portinari? Quais são suas principais obras? 5</text:p>
      <text:p text:style-name="P1"/>
      <text:p text:style-name="P1">3- Mencione as cores quentes e frias. 5</text:p>
      <text:p text:style-name="P1"/>
      <text:p text:style-name="P1">4- Quais são as cores neutras? 3</text:p>
      <text:p text:style-name="P1"><text:s/></text:p>
      <text:p text:style-name="P1">5- Represente as linhas abaixo:</text:p>
      <text:p text:style-name="P1"/>
      <text:p text:style-name="P1">a) ondulada:</text:p>
      <text:p text:style-name="P1">b) paralela:</text:p>
      <text:p text:style-name="P1">c) horizontal:</text:p>
      <text:p text:style-name="P1">d) vertical:</text:p>
      <text:p text:style-name="P1">e) quebrada:</text:p>
      <text:p text:style-name="P2">f) diagonal:</text:p>
      <text:p text:style-name="P2">g) mist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15:39:37.000085488</meta:creation-date>
    <dc:date>2022-06-30T16:11:43.273641127</dc:date>
    <meta:editing-duration>PT11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59" meta:character-count="338" meta:non-whitespace-character-count="291"/>
  </office:meta>
</office:document-meta>
</file>